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05AC5E64C9D37ACD.png" manifest:media-type="image/png"/>
  <manifest:file-entry manifest:full-path="Pictures/TablePreview1.svm" manifest:media-type=""/>
  <manifest:file-entry manifest:full-path="Pictures/100000000000033C0000026DFE0BE24429D9C536.png" manifest:media-type="image/png"/>
  <manifest:file-entry manifest:full-path="Pictures/1000020100000500000002D0F25E20EA381A5EBD.png" manifest:media-type="image/png"/>
  <manifest:file-entry manifest:full-path="Pictures/1000020100000500000002D03918081590A75FCF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title">
      <style:graphic-properties draw:auto-grow-height="true" fo:min-height="2.63cm"/>
      <style:paragraph-properties style:writing-mode="lr-tb"/>
    </style:style>
    <style:style style:name="pr8" style:family="presentation" style:parent-style-name="Standard-outline1">
      <style:graphic-properties fo:min-height="9.135cm"/>
      <style:paragraph-properties style:writing-mode="lr-tb"/>
    </style:style>
    <style:style style:name="pr9" style:family="presentation" style:parent-style-name="Standard-notes">
      <style:graphic-properties draw:fill-color="#ffffff" fo:min-height="13.364cm"/>
      <style:paragraph-properties style:writing-mode="lr-tb"/>
    </style:style>
    <style:style style:name="pr10" style:family="presentation" style:parent-style-name="Blueprint_20_Plans-title">
      <style:graphic-properties fo:min-height="2.63cm"/>
      <style:paragraph-properties style:writing-mode="lr-tb"/>
    </style:style>
    <style:style style:name="co1" style:family="table-column">
      <style:table-column-properties style:column-width="3.174cm" style:use-optimal-column-width="false"/>
    </style:style>
    <style:style style:name="co2" style:family="table-column">
      <style:table-column-properties style:column-width="13.132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.962cm" style:use-optimal-row-height="false"/>
    </style:style>
    <style:style style:name="ce1" style:family="table-cell">
      <style:text-properties fo:font-style="italic" fo:text-shadow="1pt 1pt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font-style="italic" fo:text-shadow="1pt 1pt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font-style="italic" fo:text-shadow="1pt 1pt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Система сборки Apache Ant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<text:span text:style-name="T1">Подготовлено Лисовым С. Для “Duck Talks” 07/11/202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Что такое Apache Ant?</text:p>
          </draw:text-box>
        </draw:frame>
        <draw:frame presentation:style-name="pr5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 text:style-name="P1">Apache Ant – от английского ant – муравей, а также акроним “Another Neat Tool” – утилита для автоматизации сборки ПО.</text:p>
              </text:list-item>
              <text:list-item>
                <text:p text:style-name="P1">Является кроссплатформенным аналогом make</text:p>
              </text:list-item>
              <text:list-item>
                <text:p text:style-name="P1">Все команды записываются в XML-формате.</text:p>
              </text:list-item>
              <text:list-item>
                <text:p text:style-name="P1">Ant, в отличие от Apache Maven, обеспечивает императивную, а не декларативную сборку проекта.</text:p>
              </text:list-item>
              <text:list-item>
                <text:p text:style-name="P1">Требует от платформы только установленную JRE.</text:p>
              </text:list-item>
              <text:list-item>
                <text:p text:style-name="P1">Проект состоит из отдельных целей, которые содержат вызовы команд-заданий. Между целями могут быть определены зависимости, таким образом, если какая-либо из целей от которой зависит выполняемая ещё не вызывалась, то сначала выполнится она, а уже потом текущая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">
        <draw:frame presentation:style-name="pr7" draw:layer="layout" svg:width="25.199cm" svg:height="2.63cm" svg:x="1.4cm" svg:y="0.627cm" presentation:class="title">
          <draw:text-box>
            <text:p>Часто применяемые задания</text:p>
          </draw:text-box>
        </draw:frame>
        <draw:frame presentation:style-name="pr8" draw:layer="layout" svg:width="8.76cm" svg:height="9.134cm" svg:x="1.4cm" svg:y="3.685cm" presentation:class="outline" presentation:user-transformed="true">
          <draw:text-box>
            <text:list text:style-name="L2">
              <text:list-header>
                <text:p>В поставку входит множество задач, помимо этого на сайте проекта доступны дополнительные библиотеки, расширяющие функциональность продукта.</text:p>
                <text:p/>
              </text:list-header>
            </text:list>
          </draw:text-box>
        </draw:frame>
        <draw:frame draw:style-name="standard" draw:layer="layout" svg:width="16.305cm" svg:height="9.719cm" svg:x="10.16cm" svg:y="4.71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2">Код</text:span></text:p>
              </table:table-cell>
              <table:table-cell>
                <text:p text:style-name="P4"><text:span text:style-name="T2">Действие</text:span></text:p>
              </table:table-cell>
            </table:table-row>
            <table:table-row table:style-name="ro1" table:default-cell-style-name="gray2">
              <table:table-cell>
                <text:p>javac</text:p>
              </table:table-cell>
              <table:table-cell>
                <text:p>Компиляция Java-кода</text:p>
              </table:table-cell>
            </table:table-row>
            <table:table-row table:style-name="ro1" table:default-cell-style-name="gray1">
              <table:table-cell>
                <text:p>copy</text:p>
              </table:table-cell>
              <table:table-cell>
                <text:p>Копирование файлов</text:p>
              </table:table-cell>
            </table:table-row>
            <table:table-row table:style-name="ro1" table:default-cell-style-name="gray2">
              <table:table-cell>
                <text:p>delete</text:p>
              </table:table-cell>
              <table:table-cell>
                <text:p>Удаление файлов и каталогов</text:p>
              </table:table-cell>
            </table:table-row>
            <table:table-row table:style-name="ro2" table:default-cell-style-name="gray1">
              <table:table-cell>
                <text:p>move</text:p>
              </table:table-cell>
              <table:table-cell>
                <text:p>Перемещение файлов и каталогов</text:p>
              </table:table-cell>
            </table:table-row>
            <table:table-row table:style-name="ro2" table:default-cell-style-name="gray2">
              <table:table-cell>
                <text:p>replace</text:p>
              </table:table-cell>
              <table:table-cell>
                <text:p>Замещение фрагментов текста в файлах</text:p>
              </table:table-cell>
            </table:table-row>
            <table:table-row table:style-name="ro2" table:default-cell-style-name="gray1">
              <table:table-cell>
                <text:p>junit</text:p>
              </table:table-cell>
              <table:table-cell>
                <text:p>Автоматический запуск юнит-тестов</text:p>
              </table:table-cell>
            </table:table-row>
            <table:table-row table:style-name="ro2" table:default-cell-style-name="gray2">
              <table:table-cell>
                <text:p>exec</text:p>
              </table:table-cell>
              <table:table-cell>
                <text:p>Выполнение внешней команды</text:p>
              </table:table-cell>
            </table:table-row>
            <table:table-row table:style-name="ro2" table:default-cell-style-name="gray1">
              <table:table-cell>
                <text:p>zip</text:p>
              </table:table-cell>
              <table:table-cell>
                <text:p>Создание архива в формате zip</text:p>
              </table:table-cell>
            </table:table-row>
            <table:table-row table:style-name="ro2" table:default-cell-style-name="gray2">
              <table:table-cell>
                <text:p>mail</text:p>
              </table:table-cell>
              <table:table-cell>
                <text:p>Отправка электронной почты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>
        <draw:frame presentation:style-name="pr10" draw:text-style-name="P6" draw:layer="layout" svg:width="19.999cm" svg:height="2.63cm" svg:x="6.6cm" svg:y="6.6cm" presentation:class="title" presentation:user-transformed="true">
          <draw:text-box>
            <text:p><text:span text:style-name="T3">This work is licensed under a Creative Commons Attribution-ShareAlike 3.0 Unported License.</text:span><text:span text:style-name="T3"><text:line-break/></text:span><text:span text:style-name="T3">It makes use of the works of Mateus Machado Luna.</text:span></text:p>
          </draw:text-box>
        </draw:frame>
        <draw:frame draw:style-name="gr2" draw:text-style-name="P7" draw:layer="layout" svg:width="2.327cm" svg:height="0.819cm" svg:x="2.267cm" svg:y="7.545cm">
          <draw:image xlink:href="Pictures/10000000000000580000001F05AC5E64C9D37A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708F2938FA32B4A6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3T22:57:02.934086241</meta:creation-date>
    <meta:editing-duration>PT8M48S</meta:editing-duration>
    <meta:editing-cycles>3</meta:editing-cycles>
    <meta:generator>LibreOffice/7.0.4.2$Linux_X86_64 LibreOffice_project/00$Build-2</meta:generator>
    <dc:title>Blueprint Plans</dc:title>
    <dc:date>2021-11-03T23:51:56.265776489</dc:date>
    <meta:document-statistic meta:object-count="71"/>
  </office:meta>
</office:document-meta>
</file>